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CA00000050501CE9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bitmap" draw:fill-image-name="logo_5f_lofi" draw:fill-image-width="5cm" draw:fill-image-height="2cm" style:repeat="no-repeat" draw:fill-image-ref-point="bottom-right"/>
    </style:style>
    <style:style style:name="gr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2.7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65cm" fo:min-width="12.7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6.6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7" style:family="graphic" style:parent-style-name="standard">
      <style:graphic-properties draw:textarea-horizontal-align="center" draw:textarea-vertical-align="middle" draw:auto-grow-height="false" fo:min-height="4.5cm" fo:min-width="7.5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4.95cm" fo:min-width="8.5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top" draw:auto-grow-height="false" fo:min-height="4.95cm" fo:min-width="15.65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top" draw:auto-grow-height="false" fo:min-height="4.5cm" fo:min-width="15.45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4.5cm" fo:min-width="7.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top" draw:auto-grow-height="false" fo:min-height="4.95cm" fo:min-width="15.6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6.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cm" fo:min-width="6.7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cm" fo:min-width="6.75cm" style:writing-mode="lr-tb" loext:decorative="false"/>
      <style:paragraph-properties style:writing-mode="lr-tb"/>
    </style:style>
    <style:style style:name="gr16" style:family="graphic" style:parent-style-name="standard">
      <style:graphic-properties draw:fill="none" draw:textarea-vertical-align="middle" draw:auto-grow-height="false" fo:min-height="13.258cm" fo:min-width="1.305cm" fo:wrap-option="wrap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0cm" fo:min-width="11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95cm" fo:min-width="8.2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4cm" fo:min-width="25.7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5cm" fo:min-width="4.6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55cm" fo:min-width="4.6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textarea-horizontal-align="left" draw:textarea-vertical-align="top" draw:auto-grow-height="false" fo:min-height="2.05cm" fo:min-width="5.5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left" draw:textarea-vertical-align="middle" draw:auto-grow-height="false" fo:min-height="1.35cm" fo:min-width="10.25cm" style:writing-mode="lr-tb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11.5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left" draw:textarea-vertical-align="top" draw:auto-grow-height="false" fo:min-height="7.55cm" fo:min-width="17.7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75cm" fo:min-width="7.85cm" style:writing-mode="lr-tb" loext:decorative="false"/>
      <style:paragraph-properties style:writing-mode="lr-tb"/>
    </style:style>
    <style:style style:name="P1" style:family="paragraph">
      <loext:graphic-properties draw:fill="none"/>
      <style:text-properties fo:color="#1b1b1b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color="#dc143c" loext:opacity="100%"/>
    </style:style>
    <style:style style:name="P5" style:family="paragraph">
      <style:paragraph-properties fo:margin-left="0cm" fo:margin-right="0cm" fo:margin-top="0.42cm" fo:margin-bottom="0.35cm" fo:line-height="100%" fo:text-align="start" fo:text-indent="0cm"/>
    </style:style>
    <style:style style:name="P6" style:family="paragraph">
      <style:paragraph-properties fo:margin-left="0cm" fo:margin-right="0cm" fo:margin-top="0.42cm" fo:margin-bottom="0.35cm" fo:line-height="100%" fo:text-align="start" fo:text-indent="0cm" style:writing-mode="lr-tb"/>
    </style:style>
    <style:style style:name="P7" style:family="paragraph">
      <style:paragraph-properties fo:margin-left="0cm" fo:margin-right="0cm" fo:margin-top="0.42cm" fo:margin-bottom="0.35cm" fo:line-height="100%" fo:text-align="start" fo:text-indent="0cm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6" style:family="paragraph">
      <style:paragraph-properties fo:text-align="start" style:writing-mode="lr-tb"/>
      <style:text-properties fo:font-size="18pt"/>
    </style:style>
    <style:style style:name="P17" style:family="paragraph">
      <style:paragraph-properties fo:margin-top="0.42cm" fo:margin-bottom="0.35cm" fo:text-align="start"/>
      <style:text-properties fo:font-size="18pt"/>
    </style:style>
    <style:style style:name="T1" style:family="text">
      <style:text-properties fo:color="#1b1b1b" loext:opacity="100%"/>
    </style:style>
    <style:style style:name="T2" style:family="text">
      <style:text-properties fo:color="#1b1b1b" loext:opacity="100%" fo:font-weight="bold" style:font-weight-asian="bold" style:font-weight-complex="bold"/>
    </style:style>
    <style:style style:name="T3" style:family="text">
      <style:text-properties fo:color="#dc143c" loext:opacity="100%" fo:font-size="48pt" style:font-size-asian="48pt" style:font-size-complex="4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42pt" fo:font-weight="normal" style:font-size-asian="42pt" style:font-weight-asian="normal" style:font-size-complex="42pt" style:font-weight-complex="normal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1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42pt" style:font-size-asian="42pt" style:font-size-complex="42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8.972cm" svg:height="0.963cm" svg:x="16.9cm" svg:y="6.5cm">
          <draw:text-box>
            <text:p><text:span text:style-name="T1">https://www.pygame.org/docs/</text:span></text:p>
          </draw:text-box>
        </draw:frame>
        <draw:custom-shape draw:style-name="gr2" draw:text-style-name="P3" draw:layer="layout" svg:width="13.25cm" svg:height="2cm" svg:x="1.75cm" svg:y="6cm">
          <text:p text:style-name="P2">Documentazione Pygme -&gt; 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25cm" svg:height="2cm" svg:x="1.75cm" svg:y="9cm">
          <text:p text:style-name="P2">Come installare pygame? 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8.972cm" svg:height="1.673cm" svg:x="16.6cm" svg:y="9.101cm">
          <draw:text-box>
            <text:p><text:span text:style-name="T1">Pip install pygame</text:span></text:p>
            <text:p><text:span text:style-name="T1">Pip3 install pygame</text:span></text:p>
          </draw:text-box>
        </draw:frame>
        <draw:custom-shape draw:style-name="gr4" draw:text-style-name="P3" draw:layer="layout" svg:width="13.25cm" svg:height="4.9cm" svg:x="1.75cm" svg:y="12.1cm">
          <text:p text:style-name="P2">Giocare è una tecnica per imparare qualcosa di nuovo inconsciamente.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2.5cm" svg:height="6.9cm" svg:x="15.75cm" svg:y="12cm">
          <draw:text-box>
            <text:p><text:span text:style-name="T1">Perchè dovrei usare pygame?</text:span></text:p>
            <text:p><text:span text:style-name="T1">1) <text:s/>Interfaccia Robot locale / remoto</text:span></text:p>
            <text:p><text:span text:style-name="T1">2) Touch screen device per un tuo robot</text:span></text:p>
            <text:p><text:span text:style-name="T1">3) Desktop GUI personalizzata per il </text:span><text:span text:style-name="T2">tuo</text:span><text:span text:style-name="T1"> software.</text:span></text:p>
            <text:p><text:span text:style-name="T1">3) Non hai Game Engine pesanti, è perfettamente integrato in Python!</text:span></text:p>
          </draw:text-box>
        </draw:frame>
        <draw:frame draw:style-name="gr6" draw:text-style-name="P4" draw:layer="layout" svg:width="26.25cm" svg:height="2.75cm" svg:x="1.75cm" svg:y="2.25cm">
          <draw:text-box>
            <text:p><text:span text:style-name="T3">Dolce Introduzione di pygame</text:span></text:p>
          </draw:text-box>
        </draw:frame>
      </draw:page>
      <draw:page draw:name="page2" draw:style-name="dp1" draw:master-page-name="Predefinito">
        <draw:custom-shape draw:style-name="gr7" draw:text-style-name="P3" draw:layer="layout" svg:width="8cm" svg:height="4.75cm" svg:x="2.25cm" svg:y="2.75cm">
          <text:p text:style-name="P2">Importiamo la libreria </text:p>
          <text:p text:style-name="P2">&amp;</text:p>
          <text:p text:style-name="P2">Inizializziamo la libraria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9cm" svg:height="5.2cm" svg:x="2.25cm" svg:y="9.05cm">
          <text:p text:style-name="P5"><text:span text:style-name="T4">Inizializziamo le variabili per :</text:span></text:p>
          <text:p text:style-name="P5"><text:span text:style-name="T4">→ Grandezza schermo</text:span></text:p>
          <text:p text:style-name="P5"><text:span text:style-name="T4">→ titolo</text:span></text:p>
          <text:p text:style-name="P5"><text:span text:style-name="T4">→ colore sfondo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6.15cm" svg:height="5.2cm" svg:x="11.85cm" svg:y="9.05cm">
          <text:p text:style-name="P5"><text:span text:style-name="T5"># Dimensioni della finesstra </text:span><text:span text:style-name="T5"><text:line-break/></text:span><text:span text:style-name="T5"><text:line-break/></text:span><text:span text:style-name="T5">x_SCHERMO = 500 </text:span><text:span text:style-name="T5"><text:line-break/></text:span><text:span text:style-name="T5">y_SCHERMO = 500</text:span><text:span text:style-name="T5"><text:line-break/></text:span><text:span text:style-name="T5"><text:line-break/></text:span><text:span text:style-name="T5">TITOLO = "CATTURARE GLI EVENTI DA TASTIERA" </text:span></text:p>
          <text:p text:style-name="P5"><text:span text:style-name="T5">SFONDO = "white" # Colore dello sfondo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5.95cm" svg:height="4.75cm" svg:x="12.05cm" svg:y="14.88cm">
          <text:p text:style-name="P5"><text:span text:style-name="T6">screen = pygame.display.set_mode(( x_SCHERMO, y_SCHERMO )) </text:span></text:p>
          <text:p text:style-name="P5"><text:span text:style-name="T6"><text:s/>screen.fill( SFONDO ) # riempimento della finestrapygame.display.set_caption( TITOLO ) 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8cm" svg:height="4.75cm" svg:x="2.25cm" svg:y="14.88cm">
          <text:p text:style-name="P5"><text:span text:style-name="T7">Creiamo la tela visivamente dove mettere i nostri componenti 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6.15cm" svg:height="5.2cm" svg:x="11.85cm" svg:y="2.75cm">
          <text:p text:style-name="P7"><text:span text:style-name="T8">import pygame </text:span></text:p>
          <text:p text:style-name="P7"><text:span text:style-name="T8">pygame.init(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cm" svg:height="1.75cm" svg:x="6.5cm" svg:y="0.5cm">
          <text:p text:style-name="P2">🖼🪹🪺🪣🔳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finito">
        <draw:custom-shape draw:style-name="gr14" draw:text-style-name="P10" draw:layer="layout" svg:width="7.25cm" svg:height="1.45cm" svg:x="2cm" svg:y="5.05cm">
          <text:p text:style-name="P9"><text:span text:style-name="T9">Robot 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7.25cm" svg:height="1.55cm" svg:x="1.9cm" svg:y="11.95cm">
          <text:p text:style-name="P9"><text:span text:style-name="T9">GUI / TUI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5cm" svg:height="14.25cm" svg:x="11cm" svg:y="4.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custom-shape draw:style-name="gr17" draw:text-style-name="P10" draw:layer="layout" svg:width="11.5cm" svg:height="10.25cm" svg:x="16.75cm" svg:y="5.25cm">
          <text:p text:style-name="P9"><text:span text:style-name="T10">Cosa hanno in comune tutti questi tipi di procedimenti ?</text:span></text:p>
          <text:p text:style-name="P9"><text:span text:style-name="T10"/></text:p>
          <text:p text:style-name="P9"><text:span text:style-name="T10"/></text:p>
          <text:p text:style-name="P9"><text:span text:style-name="T10">Semplicemente </text:span></text:p>
          <text:p text:style-name="P9"><text:span text:style-name="T10">un LOOP infinito +</text:span></text:p>
          <text:p text:style-name="P9"><text:span text:style-name="T10">ritardo di lettura = </text:span><text:span text:style-name="T10"><text:line-break/></text:span><text:span text:style-name="T10">_________________</text:span></text:p>
          <text:p text:style-name="P9"><text:span text:style-name="T10"/></text:p>
          <text:p text:style-name="P9"><text:span text:style-name="T10">Base del funzionamento</text:span></text:p>
          <text:p text:style-name="P9"><text:span text:style-name="T10"/></text:p>
          <text:p text:style-name="P9"><text:span text:style-name="T10">RUN = True</text:span></text:p>
          <text:p text:style-name="P9"><text:span text:style-name="T10">while RUN :</text:span></text:p>
          <text:p text:style-name="P9"><text:span text:style-name="T10">pass 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8.7cm" svg:height="1.2cm" svg:x="1.8cm" svg:y="13.75cm">
          <text:p text:style-name="P9"><text:span text:style-name="T11">Evento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6.25cm" svg:height="2.65cm" svg:x="2cm" svg:y="1.6cm">
          <text:p text:style-name="P9"><text:span text:style-name="T12">Strane Similitudini di queste branche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5.1cm" svg:height="1.8cm" svg:x="5.5cm" svg:y="15.15cm">
          <text:p text:style-name="P9"><text:span text:style-name="T11">Tastiera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5.1cm" svg:height="1.8cm" svg:x="5.5cm" svg:y="17.35cm">
          <text:p text:style-name="P12"><text:span text:style-name="T11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6cm" svg:height="2.3cm" svg:x="6.8cm" svg:y="9.2cm">
          <text:list text:style-name="L1">
            <text:list-item>
              <text:p text:style-name="P14"><text:span text:style-name="T7">Arduino</text:span></text:p>
            </text:list-item>
            <text:list-item>
              <text:p text:style-name="P15"><text:span text:style-name="T13">STM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0.75cm" svg:height="1.6cm" svg:x="1.75cm" svg:y="6.9cm">
          <text:p text:style-name="P17"><text:span text:style-name="T14">Sistema integrato o Embedded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finito">
        <draw:custom-shape draw:style-name="gr24" draw:text-style-name="P10" draw:layer="layout" svg:width="12cm" svg:height="1.5cm" svg:x="16.25cm" svg:y="16cm">
          <text:p text:style-name="P9"><text:span text:style-name="T10">Quit Pygame.quit()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8.25cm" svg:height="7.8cm" svg:x="10cm" svg:y="2.15cm">
          <text:p text:style-name="P14"><text:span text:style-name="T10">NomeFont = “arialblack” </text:span><text:span text:style-name="T10"><text:tab/></text:span><text:span text:style-name="T10"> # nome del font sul nostro OS</text:span></text:p>
          <text:p text:style-name="P14"><text:span text:style-name="T10">SiZeFont = 40 </text:span><text:span text:style-name="T10"><text:tab/></text:span><text:span text:style-name="T10"><text:tab/></text:span><text:span text:style-name="T10"><text:tab/></text:span><text:span text:style-name="T10"> # grandezza del font</text:span></text:p>
          <text:p text:style-name="P14"><text:span text:style-name="T10">ColorFont = (255,255,255) <text:s/># colore del font</text:span></text:p>
          <text:p text:style-name="P15"><text:span text:style-name="T15">pygame.Font.SysFont( NomeFONT , </text:span><text:span text:style-name="T10">SiZeFont) </text:span></text:p>
          <text:p text:style-name="P15"><text:span text:style-name="T10"/></text:p>
          <text:p text:style-name="P15"><text:span text:style-name="T10">def scrivi_testo ( <text:s/>text, font , text_color , x , y) :</text:span></text:p>
          <text:p text:style-name="P15"><text:span text:style-name="T15"><text:tab/></text:span><text:span text:style-name="T15">Img = font .render(NomeFont ,true, </text:span><text:span text:style-name="T10">ColorFont)</text:span></text:p>
          <text:p text:style-name="P15"><text:span text:style-name="T10"><text:tab/></text:span><text:span text:style-name="T10">Screen.blit ( img , (x,y)</text:span></text:p>
          <text:p text:style-name="P15"><text:span text:style-name="T10"/></text:p>
          <text:p text:style-name="P15"><text:span text:style-name="T15">scrivi_testo(“ premi spazio” , NomeFont, </text:span><text:span text:style-name="T10">ColorFont, 180 , 200)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8.35cm" svg:height="5cm" svg:x="1.15cm" svg:y="2.1cm">
          <text:p text:style-name="P9"><text:span text:style-name="T16">Stampare un testo</text:span></text:p>
          <text:p text:style-name="P9"><text:span text:style-name="T16">dentro </text:span></text:p>
          <text:p text:style-name="P9"><text:span text:style-name="T16">la nostra </text:span></text:p>
          <text:p text:style-name="P9"><text:span text:style-name="T16">tel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logo_5f_lofi" draw:display-name="logo_lofi" xlink:href="Pictures/10000001000000CA00000050501CE96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5T10:47:23.102146073</meta:creation-date>
    <dc:date>2025-07-15T17:21:23.753410124</dc:date>
    <meta:editing-duration>PT2H5M47S</meta:editing-duration>
    <meta:editing-cycles>29</meta:editing-cycles>
    <meta:generator>LibreOffice/25.2.4.3$Linux_X86_64 LibreOffice_project/520$Build-3</meta:generator>
    <meta:document-statistic meta:object-count="27"/>
  </office:meta>
</office:document-meta>
</file>